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P4" style:family="paragraph" style:parent-style-name="Standard">
      <style:paragraph-properties fo:text-align="start" style:justify-single-word="false"/>
      <style:text-properties fo:font-weight="normal" style:font-weight-asian="normal"/>
    </style:style>
    <style:style style:name="P5" style:family="paragraph" style:parent-style-name="Standard" style:list-style-name="L2">
      <style:paragraph-properties fo:text-align="start" style:justify-single-word="false"/>
      <style:text-properties fo:font-weight="normal" style:font-weight-asian="normal"/>
    </style:style>
    <style:style style:name="P6" style:family="paragraph" style:parent-style-name="Standard" style:master-page-name="Standard">
      <style:paragraph-properties fo:text-align="center" style:justify-single-word="false" style:page-number="auto"/>
      <style:text-properties fo:font-size="14pt" fo:font-weight="bold" style:font-size-asian="14pt" style:font-weight-asian="bold"/>
    </style:style>
    <style:style style:name="T1" style:family="text">
      <style:text-properties fo:font-weight="bold" style:font-weight-asian="bold"/>
    </style:style>
    <style:style style:name="T2" style:family="text">
      <style:text-properties fo:font-weight="normal" style:font-weight-asian="normal"/>
    </style:style>
    <text:list-style style:name="L1">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onfiguration du schéma de données</text:p>
      <text:p text:style-name="P1">Compte-rendu de la séance de travail du 22/03</text:p>
      <text:p text:style-name="P1"/>
      <text:p text:style-name="P2">Dans les applications web comme cinehub, nous manipulons des données. Les 4 opérations que l'on peut faire sur ces données sont :<text:line-break/></text:p>
      <text:list xml:id="list6475124103662038705" text:style-name="L1">
        <text:list-item>
          <text:p text:style-name="P3">CREATE créer une donnée</text:p>
        </text:list-item>
        <text:list-item>
          <text:p text:style-name="P3">READ lire / afficher des données</text:p>
        </text:list-item>
        <text:list-item>
          <text:p text:style-name="P3">UPDATE modifier des données</text:p>
        </text:list-item>
        <text:list-item>
          <text:p text:style-name="P3">DELETE supprimer une donnée</text:p>
        </text:list-item>
      </text:list>
      <text:p text:style-name="P2"/>
      <text:p text:style-name="P2">Ces données sont formalisées par la notion d'<text:span text:style-name="T1">objet</text:span> ou de <text:span text:style-name="T1">modèle</text:span><text:span text:style-name="T2">, qui possèdent des </text:span><text:span text:style-name="T1">propriétés</text:span><text:span text:style-name="T2">.<text:line-break/><text:line-break/>Par exemple, dans notre application, nous utilisons la notion d'utilisateur. Un utilisateur doit pouvoir se créer un compte ( CREATE ), on doit pouvoir afficher un utilisateur ( READ ), un utilisateur doit pouvoir changer son pseudo ( UPDATE ), etc.<text:line-break/>Pour mener à bien ces différentes opération, la notion d'utilisateur doit être formalisée. Autrement dit, l'objet « utilisateur » est défini par les propriétés pseudo, email, password.<text:line-break/>Nous avons besoin du pseudo de l'utilisateur lorsqu'on affiche celui-ci, nous avons besoin de son email et de son password lorsque l'utilisateur se connecte.<text:line-break/><text:line-break/>De même, la notion de cinéma doit être formalisée en tant qu'objet ou modèle, ayant des propriétés ( nom, description, adresse, etc. ) de même que la notion de dispositif d'accessibilité.<text:line-break/><text:line-break/>D'autre part, ces objets ou modèles peuvent entretenir des </text:span><text:span text:style-name="T1">relations. </text:span><text:span text:style-name="T2">Ainsi, un cinéma peut avoir différents dispositifs, et un dispositif peut être présent dans différents cinémas ( on parle alors de relation </text:span><text:span text:style-name="T1">many-to-many</text:span><text:span text:style-name="T2"> ). Établir ces relations entre modèles nous permet, par exemple, d'afficher un cinéma et tous les dispositifs dont il est équipé.<text:line-break/><text:line-break/>La définition de l'ensemble des modèles et des relations qu'il entretiennent se nomme </text:span><text:span text:style-name="T1">schéma</text:span><text:span text:style-name="T2">.<text:line-break/><text:line-break/>L'objectif de cette séance de travail a été de se mettre d'accord sur ce schéma de données, ce qui est, pour le développement de l'application backend, une étape préliminaire essentielle.<text:line-break/>D'une part, ce schéma détermine entièrement la structure de la base de données, d'autre part l'utilisation de ce schéma est nécessaire pour créer les fonctionalités de l'application ( créer une route qui permet d'afficher uniquement les cinémas équipés de dispositifs pour les PMR, par exemple ).<text:line-break/><text:line-break/>Dans le week-end qui a suivi cette séance de travail, il a été créé le modèle Prefs ( préférences de navigation ) et sa relation ''</text:span><text:span text:style-name="T1">one-to-many</text:span><text:span text:style-name="T2">'' ( 1 utilisateur peut enregistrer plusieurs jeux de préférences ) avec l'utilisateur.<text:line-break/>Différentes fonctionnalités ou </text:span><text:span text:style-name="T1">routes</text:span><text:span text:style-name="T2"> ont été ajoutées à l'application, permettant à un utilisateur de :<text:line-break/><text:line-break/></text:span></text:p>
      <text:list xml:id="list3842622741257699152" text:style-name="L2">
        <text:list-item>
          <text:p text:style-name="P5">créer des jeux de préférences de navigation</text:p>
        </text:list-item>
        <text:list-item>
          <text:p text:style-name="P5">récupérer ces préférences ( elles seront appliqués par l'application front )</text:p>
        </text:list-item>
        <text:list-item>
          <text:p text:style-name="P5">modifier les préférences</text:p>
        </text:list-item>
        <text:list-item>
          <text:p text:style-name="P5">supprimer des préférences</text:p>
        </text:list-item>
      </text:list>
      <text:p text:style-name="P2"/>
      <text:p text:style-name="P4">Il a également été créé la notion de dispositif d'accessibilité. De la même manière l'application <text:soft-page-break/>permet de créer, lire, modifier ou supprimer des dispositifs.</text:p>
      <text:p text:style-name="P2"/>
      <text:p text:style-name="P4">Les prochaines étapes de travail consisteront à tirer parti des relations entre cinémas et dispositifs, puis entre maison de production et dispositifs, pour créer de nouvelles fonctionalités, comme attribuer des dispositifs aux cinémas, afficher une maison de production et les dispositifs dont elle dispose, n'afficher que les cinémas équipés de tel type de dispositifs, etc.<text:line-break/></text:p>
      <text:p text:style-name="P2"/>
      <text:p text:style-name="P2"/>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fr" fo:country="FR" style:letter-kerning="true" style:font-name-asian="Times New Roman" style:font-size-asian="12pt" style:font-name-complex="Times New Roman" style:font-size-complex="10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size-asian="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style>
    <style:style style:name="Index" style:family="paragraph" style:parent-style-name="Standard" style:class="index">
      <style:paragraph-properties text:number-lines="false" text:line-number="0"/>
    </style:style>
    <style:style style:name="Absatz-Standardschriftart" style:family="text"/>
    <style:style style:name="Bullet_20_Symbols" style:display-name="Bullet Symbols" style:family="text">
      <style:text-properties style:font-name="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cas Werquin</meta:initial-creator>
    <meta:creation-date>2024-03-24T15:11:08</meta:creation-date>
    <meta:editing-duration>P15824DT17H31M44S</meta:editing-duration>
    <meta:document-statistic meta:table-count="0" meta:image-count="0" meta:object-count="0" meta:page-count="2" meta:paragraph-count="14" meta:word-count="499" meta:character-count="3180"/>
    <meta:generator>OpenOffice/4.1.15$Win32 OpenOffice.org_project/4115m2$Build-9813</meta:generator>
  </office:meta>
</office:document-meta>
</file>